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1.13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1.868cm"/>
    </style:style>
    <style:style style:name="ro3" style:family="table-row">
      <style:table-row-properties style:row-height="0.429cm" fo:break-before="auto" style:use-optimal-row-height="true"/>
    </style:style>
    <style:style style:name="ro1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1.24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Tabelle1" table:style-name="ta1" table:print="false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2" table:number-columns-repeated="1020" table:default-cell-style-name="ce4"/>
        <table:table-row table:style-name="ro3">
          <table:table-cell table:style-name="ce2" office:value-type="string">
            <text:p>Task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Zeit</text:p>
          </table:table-cell>
          <table:table-cell office:value-type="string">
            <text:p>E Erledigt</text:p>
          </table:table-cell>
          <table:table-cell office:value-type="string">
            <text:p>A In Arbeit</text:p>
          </table:table-cell>
          <table:table-cell office:value-type="string">
            <text:p>C Canceled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Jelly Animation (Idle und Bewegung) im Stromschlag-Stil </text:p>
            <text:p>(bitte gleiche Sprite-Größen und am besten gleiche Animationslänge wie bei den bestehenden Jelly Animationen) </text:p>
            <text:p>(Strom-Korona um den Char wäre schön)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 office:value-type="string">
            <text:p>Jelly Animation (Idle und Bewegung) im Geister-Stil (bitte gleiche Sprite-Größen wie bei den bestehenden Jelly Animationen)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Eine Dropzone. Kann auch ein Monster sein das man Füttern muss oder ein Strudel der aussieht wie ein schwarzes Loch. Animiert.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Pfeil (Navigation zur Dropzone bzw. zur Bubble)</text:p>
          </table:table-cell>
          <table:table-cell office:value-type="string">
            <text:p>E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Obstacle-Versatzstücke für Rand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Obstacle-Versatzstücke für Walls in der Mitte der Arena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Gegnerskin (animiert) für erstmal 2 Gegner (klein und groß)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Zerplatz-Animation der Blasen</text:p>
          </table:table-cell>
          <table:table-cell office:value-type="string">
            <text:p>C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Blasen-Skin sollte animiert sein (bewegt)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Sterbe-Animation der Gegner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Sterbe Animation Jelly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Powerup-Animtionen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Menügrafik (würde mir in dem Stil gefallen wie du es in der Dropbox hast, das Pushing Bubbes Bild)</text:p>
          </table:table-cell>
          <table:table-cell office:value-type="string">
            <text:p>E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oading-Screen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Level-Auswahl-Screen inkl. Elemente</text:p>
          </table:table-cell>
          <table:table-cell office:value-type="string">
            <text:p>A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Options-Screen inkl. Elemente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terne (animiert)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chalter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Geröll</text:p>
          </table:table-cell>
          <table:table-cell office:value-type="string">
            <text:p>E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Auslass mit Partikelstrom</text:p>
          </table:table-cell>
          <table:table-cell table:number-columns-repeated="1023"/>
        </table:table-row>
        <table:table-row table:style-name="ro3">
          <table:table-cell office:value-type="string">
            <text:p>Help Screen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office:value-type="string">
            <text:p>Help Screen Controller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office:value-type="string">
            <text:p>Spielgrafik Konzept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 table:number-columns-spanned="2" table:number-rows-spanned="1">
            <text:p>Stundenliste Sebi</text:p>
          </table:table-cell>
          <table:covered-table-cell/>
        </table:table-row>
        <table:table-row table:style-name="ro3">
          <table:table-cell table:number-columns-repeated="2"/>
        </table:table-row>
        <table:table-row table:style-name="ro3">
          <table:table-cell table:style-name="ce5" office:value-type="string">
            <text:p>Stunden</text:p>
          </table:table-cell>
          <table:table-cell table:style-name="ce5" office:value-type="string">
            <text:p>Tätigkeit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Concept, Animation..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Sternanimation, Pfeil, Skizzen Dropzone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string">
            <text:p>Character Emotionen Sketches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7.01.2014</text:date>, <text:time>10:16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4T22:44:28</meta:creation-date>
    <dc:date>2014-01-07T10:16:28</dc:date>
    <meta:editing-duration>P3DT22H59M13S</meta:editing-duration>
    <meta:editing-cycles>11</meta:editing-cycles>
    <meta:generator>OpenOffice.org/3.4.1$Unix OpenOffice.org_project/341m1$Build-9593</meta:generator>
    <meta:document-statistic meta:table-count="3" meta:cell-count="64" meta:object-count="0"/>
  </office:meta>
</office:document-meta>
</file>